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13000002E56399C609F8C870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officeooo:rsid="001caa63" officeooo:paragraph-rsid="001caa63"/>
    </style:style>
    <style:style style:name="P8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Frame_20_contents">
      <style:paragraph-properties fo:line-height="100%"/>
    </style:style>
    <style:style style:name="P10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1" style:family="paragraph" style:parent-style-name="Frame_20_contents">
      <style:paragraph-properties fo:margin-top="0cm" fo:margin-bottom="0.282cm" loext:contextual-spacing="false" fo:line-height="100%"/>
    </style:style>
    <style:style style:name="P12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14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fo:color="#000000" fo:font-weight="bold" officeooo:rsid="002a37ac" style:font-weight-asian="bold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285d16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28b67e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2a37ac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2a4d35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85d16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8b67e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a37ac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a4d35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433cm, 15.147cm, 4.30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0" draw:name="Rectangle 1" draw:style-name="gr1" draw:text-style-name="P15" svg:width="6.485cm" svg:height="4.342cm" svg:x="10.927cm" svg:y="0.688cm"><text:p text:style-name="P9"/><text:p text:style-name="P9"><text:span text:style-name="T1">Name: </text:span><text:span text:style-name="T2">upas nath</text:span></text:p><text:p text:style-name="P9"><text:span text:style-name="T1">Roll No: 4</text:span><text:span text:style-name="T2">7</text:span></text:p><text:p text:style-name="P10">Batch: B</text:p><text:p text:style-name="P9"><text:span text:style-name="T1">Date: </text:span><text:span text:style-name="T4">12</text:span><text:span text:style-name="T1">/0</text:span><text:span text:style-name="T2">5</text:span><text:span text:style-name="T1">/2022</text:span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NETWORKING &amp; SYSTEM ADMINISTRATION LAB</text:p>
      <text:p text:style-name="Standard"/>
      <text:p text:style-name="Standard"><text:span text:style-name="T5">Experiment No.:</text:span><text:span text:style-name="T6">1</text:span><text:span text:style-name="T9">6</text:span></text:p>
      <text:p text:style-name="P2"/>
      <text:p text:style-name="P4">Aim</text:p>
      <text:p text:style-name="P7"><text:span text:style-name="T10">Write shell script program to </text:span><text:span text:style-name="T13">find </text:span><text:span text:style-name="T14">Average of the number you entered</text:span></text:p>
      <text:p text:style-name="P5">code:</text:p>
      <text:p text:style-name="P3">#!/bin/bash</text:p>
      <text:p text:style-name="P3">echo "Enter Limit"</text:p>
      <text:p text:style-name="P3">read N</text:p>
      <text:p text:style-name="P3">sum=0</text:p>
      <text:p text:style-name="P3">echo "Enter Numbers"</text:p>
      <text:p text:style-name="P3">for((i=0;i&lt;N;i++))</text:p>
      <text:p text:style-name="P3">{</text:p>
      <text:p text:style-name="P3"><text:tab/>read num <text:s text:c="14"/></text:p>
      <text:p text:style-name="P3"><text:s text:c="2"/><text:tab/>sum=$((sum + num)) </text:p>
      <text:p text:style-name="P3">}</text:p>
      <text:p text:style-name="P3">avg=$(echo "scale=2; $sum / $N "| bc -l)</text:p>
      <text:p text:style-name="P3">echo "the avereage of enetered numbers is $avg"</text:p>
      <text:p text:style-name="P5">Output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433cm, 15.147cm, 4.30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926cm" svg:y="19.752cm" svg:width="17.355cm" svg:height="4.396cm" draw:z-index="2"><draw:image xlink:href="Pictures/1000020100000513000002E56399C609F8C87099.png" xlink:type="simple" xlink:show="embed" xlink:actuate="onLoad" loext:mime-type="image/png"/></draw:frame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12T15:06:54.194730867</dc:date>
    <meta:editing-cycles>16</meta:editing-cycles>
    <meta:editing-duration>PT1H37M14S</meta:editing-duration>
    <meta:generator>LibreOffice/6.0.3.2$Linux_X86_64 LibreOffice_project/00m0$Build-2</meta:generator>
    <meta:document-statistic meta:table-count="0" meta:image-count="1" meta:object-count="0" meta:page-count="1" meta:paragraph-count="24" meta:word-count="82" meta:character-count="566" meta:non-whitespace-character-count="4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